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paragraph-properties fo:line-height="150%"/>
    </style:style>
    <style:style style:name="P3" style:family="paragraph" style:parent-style-name="Footnote">
      <style:paragraph-properties fo:line-height="150%"/>
      <style:text-properties fo:font-size="10pt" fo:language="uk" fo:country="UA" fo:font-weight="normal" style:font-size-asian="10pt" style:font-weight-asian="normal" style:font-size-complex="10pt" style:font-weight-complex="normal"/>
    </style:style>
    <style:style style:name="P4" style:family="paragraph" style:parent-style-name="Footnote">
      <style:paragraph-properties fo:line-height="150%"/>
      <style:text-properties fo:font-size="10pt" style:font-size-asian="10pt" style:font-size-complex="10pt"/>
    </style:style>
    <style:style style:name="P5" style:family="paragraph" style:parent-style-name="Footnote">
      <style:paragraph-properties fo:line-height="150%"/>
      <style:text-properties style:font-name="Times New Roman" fo:font-size="10pt" fo:language="uk" fo:country="UA"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Footnote">
      <style:paragraph-properties fo:line-height="150%"/>
      <style:text-properties fo:language="uk" fo:country="UA"/>
    </style:style>
    <style:style style:name="P7" style:family="paragraph" style:parent-style-name="Standard">
      <style:paragraph-properties fo:margin-left="0cm" fo:margin-right="0cm" fo:line-height="150%" fo:text-align="center" style:justify-single-word="false" fo:text-indent="0cm" style:auto-text-indent="true"/>
      <style:text-properties fo:font-size="14pt" fo:language="uk" fo:country="UA" fo:font-weight="bold"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true"/>
      <style:text-properties fo:font-size="14pt" fo:language="uk" fo:country="UA" style:font-size-asian="14pt" style:font-size-complex="14pt"/>
    </style:style>
    <style:style style:name="P9" style:family="paragraph" style:parent-style-name="Standard">
      <style:paragraph-properties fo:margin-left="0cm" fo:margin-right="0cm" fo:line-height="150%" fo:text-align="justify" style:justify-single-word="false" fo:text-indent="0cm" style:auto-text-indent="true"/>
      <style:text-properties fo:font-size="14pt" fo:language="uk" fo:country="UA" fo:font-weight="normal"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tru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cm" fo:margin-right="0cm" fo:line-height="150%" fo:text-align="justify" style:justify-single-word="false" fo:text-indent="0cm" style:auto-text-indent="true"/>
      <style:text-properties fo:font-size="14pt" fo:language="ru" fo:country="RU" fo:font-weight="normal" style:font-size-asian="14pt" style:font-weight-asian="normal" style:font-size-complex="14pt" style:font-weight-complex="normal"/>
    </style:style>
    <style:style style:name="P12" style:family="paragraph" style:parent-style-name="Standard">
      <style:paragraph-properties fo:margin-left="0cm" fo:margin-right="0cm" fo:line-height="150%" fo:text-indent="0cm" style:auto-text-indent="true"/>
      <style:text-properties fo:font-size="14pt" style:font-size-asian="14pt" style:font-size-complex="14pt"/>
    </style:style>
    <style:style style:name="P13" style:family="paragraph" style:parent-style-name="Standard">
      <style:paragraph-properties fo:margin-left="0cm" fo:margin-right="0cm" fo:text-align="center" style:justify-single-word="false" fo:text-indent="1cm" style:auto-text-indent="false"/>
      <style:text-properties fo:font-size="12pt" fo:language="uk" fo:country="UA" fo:font-style="italic" style:font-size-asian="12pt" style:font-style-asian="italic" style:font-size-complex="12pt" style:font-style-complex="italic"/>
    </style:style>
    <style:style style:name="P14" style:family="paragraph" style:parent-style-name="Standard">
      <style:paragraph-properties fo:margin-left="0cm" fo:margin-right="0cm" fo:text-align="center" style:justify-single-word="false" fo:text-indent="1cm" style:auto-text-indent="false"/>
      <style:text-properties fo:font-size="12pt" fo:language="uk" fo:country="UA" fo:font-style="italic" fo:font-weight="bold" style:font-size-asian="12pt" style:font-style-asian="italic" style:font-weight-asian="bold" style:font-size-complex="12pt" style:font-style-complex="italic"/>
    </style:style>
    <style:style style:name="P15" style:family="paragraph" style:parent-style-name="Footnote">
      <style:paragraph-properties fo:margin-left="0cm" fo:margin-right="0cm" fo:text-align="center" style:justify-single-word="false" fo:text-indent="1cm" style:auto-text-indent="false"/>
      <style:text-properties fo:font-size="12pt" fo:language="uk" fo:country="UA" style:font-size-asian="12pt" style:font-size-complex="12pt"/>
    </style:style>
    <style:style style:name="P16" style:family="paragraph" style:parent-style-name="Footnote">
      <style:paragraph-properties fo:margin-left="0cm" fo:margin-right="0cm" fo:text-align="center" style:justify-single-word="false" fo:text-indent="1cm" style:auto-text-indent="false"/>
      <style:text-properties fo:font-size="12pt" fo:language="uk" fo:country="UA" fo:font-weight="bold" style:font-size-asian="12pt" style:font-weight-asian="bold" style:font-size-complex="12pt"/>
    </style:style>
    <style:style style:name="P17" style:family="paragraph" style:parent-style-name="Standard">
      <style:paragraph-properties fo:margin-left="0cm" fo:margin-right="0cm" fo:line-height="150%" fo:text-align="justify" style:justify-single-word="false" fo:text-indent="0cm" style:auto-text-indent="true"/>
      <style:text-properties fo:font-size="14pt" style:font-size-asian="14pt" style:font-size-complex="14pt"/>
    </style:style>
    <style:style style:name="P18" style:family="paragraph" style:parent-style-name="Standard" style:list-style-name="L1">
      <style:paragraph-properties fo:margin-left="0cm" fo:margin-right="0cm" fo:line-height="150%" fo:text-align="justify" style:justify-single-word="false" fo:text-indent="0cm" style:auto-text-indent="true"/>
      <style:text-properties fo:font-size="14pt" style:font-size-asian="14pt" style:font-size-complex="14pt"/>
    </style:style>
    <style:style style:name="P19" style:family="paragraph" style:parent-style-name="Standard" style:list-style-name="L1">
      <style:paragraph-properties fo:margin-left="0cm" fo:margin-right="0cm" fo:line-height="150%" fo:text-indent="0cm" style:auto-text-indent="true"/>
      <style:text-properties fo:font-size="14pt" style:font-size-asian="14pt" style:font-size-complex="14pt"/>
    </style:style>
    <style:style style:name="P20" style:family="paragraph" style:parent-style-name="Standard" style:list-style-name="L2">
      <style:paragraph-properties fo:margin-left="0cm" fo:margin-right="0cm" fo:line-height="150%" fo:text-indent="0cm" style:auto-text-indent="true"/>
      <style:text-properties fo:font-size="14pt" style:font-size-asian="14pt" style:font-size-complex="14pt"/>
    </style:style>
    <style:style style:name="P21" style:family="paragraph" style:parent-style-name="Standard">
      <style:paragraph-properties fo:margin-left="0cm" fo:margin-right="0cm" fo:line-height="150%" fo:text-align="justify" style:justify-single-word="false" fo:text-indent="0cm" style:auto-text-indent="true"/>
      <style:text-properties fo:font-size="14pt" fo:language="uk" fo:country="UA" fo:font-weight="normal" style:font-size-asian="14pt" style:font-weight-asian="normal" style:font-size-complex="14pt" style:font-weight-complex="normal"/>
    </style:style>
    <style:style style:name="P22" style:family="paragraph" style:parent-style-name="Standard">
      <style:paragraph-properties fo:margin-left="0cm" fo:margin-right="0cm" fo:line-height="150%" fo:text-align="justify" style:justify-single-word="false" fo:text-indent="1cm" style:auto-text-indent="false"/>
      <style:text-properties fo:color="#000000" style:font-name="Times New Roman" fo:font-size="14pt" fo:letter-spacing="0.014cm" fo:language="uk" fo:country="UA"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cm" fo:margin-right="0cm" fo:line-height="150%" fo:text-align="justify" style:justify-single-word="false" fo:text-indent="1cm" style:auto-text-indent="false"/>
      <style:text-properties fo:color="#000000" style:font-name="Times New Roman" fo:font-size="14pt" fo:letter-spacing="0.014cm"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cm" fo:margin-right="0cm" fo:line-height="150%" fo:text-align="justify" style:justify-single-word="false" fo:text-indent="1cm" style:auto-text-indent="false"/>
      <style:text-properties fo:font-size="14pt" fo:language="uk" fo:country="UA" fo:font-weight="normal" style:font-size-asian="14pt" style:font-weight-asian="normal" style:font-size-complex="14pt" style:font-weight-complex="normal"/>
    </style:style>
    <style:style style:name="P25" style:family="paragraph" style:parent-style-name="Standard">
      <style:paragraph-properties fo:margin-left="0cm" fo:margin-right="0cm" fo:line-height="150%" fo:text-align="justify" style:justify-single-word="false" fo:text-indent="1cm" style:auto-text-indent="false"/>
      <style:text-properties fo:font-size="14pt" fo:language="uk" fo:country="UA" fo:background-color="#ffff00" style:font-size-asian="14pt" style:font-size-complex="14pt"/>
    </style:style>
    <style:style style:name="P26" style:family="paragraph" style:parent-style-name="Standard">
      <style:paragraph-properties fo:margin-left="0cm" fo:margin-right="0cm" fo:line-height="150%" fo:text-align="justify" style:justify-single-word="false" fo:text-indent="1cm" style:auto-text-indent="false"/>
      <style:text-properties fo:font-size="14pt" fo:language="uk" fo:country="UA" fo:font-style="normal" fo:background-color="#ffff00" style:font-size-asian="14pt" style:font-style-asian="normal" style:font-size-complex="14pt" style:font-style-complex="normal"/>
    </style:style>
    <style:style style:name="P27" style:family="paragraph" style:parent-style-name="Standard">
      <style:paragraph-properties fo:margin-left="0cm" fo:margin-right="0cm" fo:line-height="150%" fo:text-align="justify" style:justify-single-word="false" fo:text-indent="1cm" style:auto-text-indent="false"/>
      <style:text-properties fo:font-size="14pt" fo:background-color="#ffff00" style:font-size-asian="14pt" style:font-size-complex="14pt"/>
    </style:style>
    <style:style style:name="P28" style:family="paragraph" style:parent-style-name="Standard">
      <style:paragraph-properties fo:margin-left="0cm" fo:margin-right="0cm" fo:line-height="150%" fo:text-align="justify" style:justify-single-word="false" fo:text-indent="1cm"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cm" fo:margin-right="0cm" fo:line-height="150%" fo:text-align="justify" style:justify-single-word="false" fo:text-indent="1cm"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italic" style:font-weight-complex="bold"/>
    </style:style>
    <style:style style:name="P30" style:family="paragraph" style:parent-style-name="Standard">
      <style:paragraph-properties fo:margin-left="0cm" fo:margin-right="0cm" fo:line-height="150%" fo:text-align="justify" style:justify-single-word="false" fo:text-indent="1cm" style:auto-text-indent="false"/>
      <style:text-properties style:font-name="Times New Roman" fo:font-size="14pt" fo:language="uk" fo:country="UA" fo:font-style="normal" style:text-underline-style="none" fo:font-weight="normal" fo:background-color="#00ff00"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text-align="center" style:justify-single-word="false" fo:text-indent="1cm" style:auto-text-indent="false"/>
      <style:text-properties fo:font-size="12pt" fo:language="uk" fo:country="UA" fo:font-style="italic" style:font-size-asian="12pt" style:font-style-asian="italic" style:font-size-complex="12pt" style:font-style-complex="italic"/>
    </style:style>
    <style:style style:name="P32" style:family="paragraph" style:parent-style-name="Standard">
      <style:paragraph-properties fo:margin-left="0cm" fo:margin-right="0cm" fo:text-align="justify" style:justify-single-word="false" fo:text-indent="1cm" style:auto-text-indent="false"/>
      <style:text-properties fo:font-size="12pt" fo:language="uk" fo:country="UA" style:font-size-asian="12pt" style:font-size-complex="12pt" style:font-weight-complex="bold"/>
    </style:style>
    <style:style style:name="P33" style:family="paragraph" style:parent-style-name="Standard">
      <style:paragraph-properties fo:margin-left="0cm" fo:margin-right="0cm" fo:text-align="center" style:justify-single-word="false" fo:text-indent="1cm" style:auto-text-indent="false"/>
      <style:text-properties fo:font-size="12pt" fo:language="uk" fo:country="UA" fo:font-weight="bold" style:font-size-asian="12pt" style:font-weight-asian="bold" style:font-size-complex="12pt" style:font-style-complex="italic" style:font-weight-complex="bold"/>
    </style:style>
    <style:style style:name="P34" style:family="paragraph" style:parent-style-name="Standard">
      <style:paragraph-properties fo:margin-left="0cm" fo:margin-right="0cm" fo:line-height="150%" fo:text-align="justify" style:justify-single-word="false" fo:text-indent="2cm"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italic" style:font-weight-complex="bold"/>
    </style:style>
    <style:style style:name="P35" style:family="paragraph" style:parent-style-name="Standard">
      <style:paragraph-properties fo:margin-left="0cm" fo:margin-right="0cm" fo:line-height="150%" fo:text-align="justify" style:justify-single-word="false" fo:text-indent="2cm" style:auto-text-indent="false"/>
      <style:text-properties fo:font-size="14pt" fo:language="uk" fo:country="UA" fo:background-color="#ffff00" style:font-size-asian="14pt" style:font-size-complex="14pt" style:font-style-complex="italic"/>
    </style:style>
    <style:style style:name="P36"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cm" fo:margin-right="0cm" fo:line-height="150%" fo:text-align="justify" style:justify-single-word="false" fo:text-indent="1.251cm" style:auto-text-indent="false"/>
      <style:text-properties fo:font-size="14pt" fo:background-color="#ffff00" style:font-size-asian="14pt" style:font-size-complex="14pt"/>
    </style:style>
    <style:style style:name="P38" style:family="paragraph" style:parent-style-name="Standard">
      <style:paragraph-properties fo:margin-left="0cm" fo:margin-right="0cm" fo:line-height="150%" fo:text-align="justify" style:justify-single-word="false" fo:text-indent="0.635cm"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cm" fo:margin-right="0cm" fo:line-height="150%" fo:text-align="justify" style:justify-single-word="false" fo:text-indent="0.635cm" style:auto-text-indent="false"/>
      <style:text-properties fo:font-size="14pt" fo:language="uk" fo:country="UA" fo:background-color="#ffff00" style:font-size-asian="14pt" style:font-size-complex="14pt"/>
    </style:style>
    <style:style style:name="P40" style:family="paragraph" style:parent-style-name="Основной_20_текст_20_с_20_отступом_20_2">
      <style:paragraph-properties fo:margin-left="0cm" fo:margin-right="0cm" fo:line-height="150%" fo:text-align="justify" style:justify-single-word="false" fo:text-indent="1.251cm"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41" style:family="paragraph" style:parent-style-name="Text_20_body_20_indent">
      <style:paragraph-properties fo:margin-left="0cm" fo:margin-right="0cm" fo:line-height="150%" fo:text-indent="0cm" style:auto-text-indent="false"/>
      <style:text-properties fo:font-size="14pt" fo:background-color="#ffff00" style:font-size-asian="14pt" style:font-size-complex="14pt"/>
    </style:style>
    <style:style style:name="P42" style:family="paragraph" style:parent-style-name="Text_20_body_20_indent" style:list-style-name="WW8Num2">
      <style:paragraph-properties fo:margin-left="0cm" fo:margin-right="0cm" fo:line-height="150%" fo:text-indent="0cm" style:auto-text-indent="false">
        <style:tab-stops>
          <style:tab-stop style:position="1.886cm"/>
        </style:tab-stops>
      </style:paragraph-properties>
      <style:text-properties fo:font-size="14pt" fo:background-color="#ffff00" style:font-size-asian="14pt" style:font-size-complex="14pt"/>
    </style:style>
    <style:style style:name="P43" style:family="paragraph" style:parent-style-name="Footnote">
      <style:paragraph-properties fo:line-height="150%"/>
      <style:text-properties fo:font-size="10pt" fo:font-weight="normal" style:font-size-asian="10pt" style:font-weight-asian="normal" style:font-size-complex="10pt" style:font-weight-complex="normal"/>
    </style:style>
    <style:style style:name="P44" style:family="paragraph" style:parent-style-name="Footnote">
      <style:paragraph-properties fo:line-height="150%"/>
      <style:text-properties fo:font-size="10pt" style:font-size-asian="10pt" style:font-size-complex="10pt"/>
    </style:style>
    <style:style style:name="P45" style:family="paragraph" style:parent-style-name="Footnote">
      <style:paragraph-properties fo:line-height="150%"/>
    </style:style>
    <style:style style:name="P46" style:family="paragraph" style:parent-style-name="Footnote">
      <style:paragraph-properties fo:line-height="150%"/>
      <style:text-properties fo:language="uk" fo:country="UA"/>
    </style:style>
    <style:style style:name="P47" style:family="paragraph" style:parent-style-name="Footnote">
      <style:paragraph-properties fo:margin-left="0cm" fo:margin-right="0cm" fo:text-align="center" style:justify-single-word="false" fo:text-indent="1cm" style:auto-text-indent="false"/>
      <style:text-properties fo:font-size="12pt" fo:language="uk" fo:country="UA" fo:font-weight="bold" style:font-size-asian="12pt" style:font-weight-asian="bold" style:font-size-complex="12pt" style:font-weight-complex="bold"/>
    </style:style>
    <style:style style:name="P48" style:family="paragraph" style:parent-style-name="Footnote">
      <style:paragraph-properties fo:margin-left="0cm" fo:margin-right="0cm" fo:text-align="center" style:justify-single-word="false" fo:text-indent="1cm" style:auto-text-indent="false"/>
      <style:text-properties fo:font-size="12pt" fo:language="uk" fo:country="UA" fo:font-weight="bold" style:font-size-asian="12pt" style:font-weight-asian="bold" style:font-size-complex="12pt" style:font-style-complex="italic" style:font-weight-complex="bold"/>
    </style:style>
    <style:style style:name="P49" style:family="paragraph" style:parent-style-name="Footnote">
      <style:paragraph-properties fo:margin-left="0cm" fo:margin-right="0cm" fo:text-align="center" style:justify-single-word="false" fo:text-indent="1cm" style:auto-text-indent="false"/>
      <style:text-properties fo:font-size="12pt" fo:language="uk" fo:country="UA" style:font-size-asian="12pt" style:font-size-complex="12pt"/>
    </style:style>
    <style:style style:name="P50" style:family="paragraph" style:parent-style-name="Text_20_body">
      <style:paragraph-properties fo:margin-left="0cm" fo:margin-right="0cm" fo:line-height="150%" fo:text-indent="1.251cm" style:auto-text-indent="false"/>
      <style:text-properties fo:font-size="14pt" fo:background-color="#ffff00" style:font-size-asian="14pt" style:font-size-complex="14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ru" fo:country="RU"/>
    </style:style>
    <style:style style:name="T4" style:family="text">
      <style:text-properties fo:language="uk" fo:country="UA"/>
    </style:style>
    <style:style style:name="T5" style:family="text">
      <style:text-properties fo:language="uk" fo:country="UA" fo:font-weight="normal" style:font-weight-asian="normal" style:font-weight-complex="normal"/>
    </style:style>
    <style:style style:name="T6" style:family="text">
      <style:text-properties fo:language="uk" fo:country="UA" fo:font-style="italic" style:font-style-asian="italic" style:font-style-complex="italic"/>
    </style:style>
    <style:style style:name="T7" style:family="text">
      <style:text-properties fo:language="uk" fo:country="UA" fo:font-style="normal" fo:font-weight="normal" style:font-style-asian="normal" style:font-weight-asian="normal" style:font-style-complex="normal" style:font-weight-complex="normal"/>
    </style:style>
    <style:style style:name="T8" style:family="text">
      <style:text-properties style:font-name="Times New Roman" fo:font-style="normal" style:text-underline-style="none" style:font-style-asian="normal" style:font-style-complex="normal"/>
    </style:style>
    <style:style style:name="T9" style:family="text">
      <style:text-properties style:font-name="Times New Roman" fo:font-style="normal" style:text-underline-style="none" fo:font-weight="normal" style:font-style-asian="normal" style:font-weight-asian="normal" style:font-style-complex="normal" style:font-weight-complex="normal"/>
    </style:style>
    <style:style style:name="T10" style:family="text">
      <style:text-properties style:font-name="Times New Roman" fo:font-style="normal" style:text-underline-style="none" fo:background-color="#ffff00" style:font-style-asian="normal" style:font-style-complex="normal"/>
    </style:style>
    <style:style style:name="T11" style:family="text">
      <style:text-properties style:font-name="Times New Roman" fo:font-style="normal" style:text-underline-style="none" fo:background-color="#7da647" style:font-style-asian="normal" style:font-style-complex="normal"/>
    </style:style>
    <style:style style:name="T12"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fo:text-transform="uppercase" style:font-name="Times New Roman" fo:language="uk" fo:country="UA" fo:font-weight="normal" style:font-weight-asian="normal" style:font-weight-complex="normal"/>
    </style:style>
    <style:style style:name="T15" style:family="text">
      <style:text-properties fo:text-transform="uppercase" style:font-name="Times New Roman" fo:language="ru" fo:country="RU" fo:font-weight="normal" style:font-weight-asian="normal" style:font-weight-complex="normal"/>
    </style:style>
    <style:style style:name="T16" style:family="text">
      <style:text-properties fo:font-size="10pt" style:font-size-asian="10pt" style:font-size-complex="10pt"/>
    </style:style>
    <style:style style:name="T17" style:family="text">
      <style:text-properties fo:font-weight="bold" style:font-weight-asian="bold" style:font-weight-complex="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ize="12pt" fo:language="uk" fo:country="UA" style:font-size-asian="12pt" style:font-size-complex="12pt" style:font-style-complex="italic" style:font-weight-complex="bold"/>
    </style:style>
    <style:style style:name="T23" style:family="text">
      <style:text-properties fo:font-size="12pt" fo:language="uk" fo:country="UA" fo:font-style="normal" style:font-size-asian="12pt" style:font-style-asian="normal" style:font-size-complex="12pt"/>
    </style:style>
    <style:style style:name="T24" style:family="text">
      <style:text-properties fo:font-size="12pt" fo:language="uk" fo:country="UA" fo:font-weight="bold" style:font-size-asian="12pt" style:font-weight-asian="bold" style:font-size-complex="12pt"/>
    </style:style>
    <style:style style:name="T25" style:family="text">
      <style:text-properties fo:font-size="12pt" fo:language="uk" fo:country="UA" fo:font-weight="bold" style:font-size-asian="12pt" style:font-weight-asian="bold" style:font-size-complex="12pt" style:font-weight-complex="bold"/>
    </style:style>
    <style:style style:name="T26" style:family="text">
      <style:text-properties fo:font-size="12pt" fo:language="uk" fo:country="UA" fo:font-weight="normal" style:font-size-asian="12pt" style:font-weight-asian="normal" style:font-size-complex="12pt" style:font-weight-complex="normal"/>
    </style:style>
    <style:style style:name="T27" style:family="text">
      <style:text-properties fo:font-size="12pt" fo:language="ru" fo:country="RU" fo:font-style="normal" style:font-size-asian="12pt" style:font-style-asian="normal" style:font-size-complex="12pt"/>
    </style:style>
    <style:style style:name="T28" style:family="text">
      <style:text-properties style:font-style-complex="italic"/>
    </style:style>
    <style:style style:name="T29" style:family="text">
      <style:text-properties style:font-style-complex="italic" style:font-weight-complex="bold"/>
    </style:style>
    <style:style style:name="T30" style:family="text">
      <style:text-properties fo:font-weight="normal" style:font-weight-asian="normal" style:font-weight-complex="normal"/>
    </style:style>
    <style:style style:name="T31" style:family="text">
      <style:text-properties fo:color="#000000" fo:letter-spacing="0.014cm"/>
    </style:style>
    <style:style style:name="T32" style:family="text">
      <style:text-properties fo:color="#000000" fo:letter-spacing="0.014cm" fo:background-color="transparent"/>
    </style:style>
    <style:style style:name="T33" style:family="text">
      <style:text-properties fo:color="#000000" fo:letter-spacing="0.014cm" fo:language="ru" fo:country="RU"/>
    </style:style>
    <style:style style:name="T34" style:family="text">
      <style:text-properties fo:color="#000000" fo:letter-spacing="0.014cm" fo:language="ru" fo:country="RU" fo:background-color="transparent"/>
    </style:style>
    <style:style style:name="T35" style:family="text">
      <style:text-properties fo:color="#000000" style:font-name="Times New Roman" fo:letter-spacing="0.014cm" fo:language="uk" fo:country="UA" fo:font-style="normal" style:text-underline-style="none" fo:font-weight="normal" fo:background-color="transparent" style:font-style-asian="normal" style:font-weight-asian="normal" style:font-style-complex="normal" style:font-weight-complex="normal"/>
    </style:style>
    <style:style style:name="T36" style:family="text">
      <style:text-properties fo:color="#000000" style:font-name="Times New Roman" fo:letter-spacing="0.014cm" fo:language="uk" fo:country="UA" fo:font-style="normal" style:text-underline-style="none" fo:background-color="transparent" style:font-style-asian="normal" style:font-style-complex="normal"/>
    </style:style>
    <style:style style:name="T37" style:family="text">
      <style:text-properties fo:color="#000000" style:font-name="Times New Roman" fo:letter-spacing="0.014cm" fo:font-style="normal" style:text-underline-style="none" fo:font-weight="normal" style:font-style-asian="normal" style:font-weight-asian="normal" style:font-style-complex="normal" style:font-weight-complex="normal"/>
    </style:style>
    <style:style style:name="T38" style:family="text">
      <style:text-properties fo:color="#000000" style:font-name="Times New Roman" fo:font-size="10pt" fo:letter-spacing="0.014cm" fo:language="uk" fo:country="UA"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9" style:family="text">
      <style:text-properties fo:color="#000000" style:font-name="Times New Roman" fo:font-size="10pt" fo:letter-spacing="0.014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 style:family="text">
      <style:text-properties fo:color="#000000" style:font-name="Times New Roman" fo:font-size="10pt" fo:letter-spacing="0.014cm"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1" style:family="text">
      <style:text-properties fo:color="#000000" style:font-name="Times New Roman" fo:font-size="10pt" fo:letter-spacing="0.014cm" fo:language="ru" fo:country="RU"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2" style:family="text">
      <style:text-properties fo:background-color="#ffff00"/>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Розділ <text:span text:style-name="T1">III</text:span></text:p>
      <text:p text:style-name="P7">Структурно-семантичні та стилістичні функції індивідуально-авторської лексики В. Стуса</text:p>
      <text:p text:style-name="P8"/>
      <text:p text:style-name="P9">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1" text:note-class="footnote"><text:note-citation>1</text:note-citation><text:note-body><text:p text:style-name="P3">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P9"><text:span text:style-name="T17">По-перше</text:span>, багато дослідників спирається на факти окремо взятого стилю (переважно художнього, рідше – публіцистичного).</text:p>
      <text:p text:style-name="P9"><text:span text:style-name="T17">По-друге</text:span>, категорію оказіональності обмежують передусім виявом на лексичному рівні.</text:p>
      <text:p text:style-name="P9"><text:span text:style-name="T17">По-третє</text:span>, увагу фокусують насамперед на словотвірному аспекті як механізмі утворення «одноразових» одиниць.</text:p>
      <text:p text:style-name="P9">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text:soft-page-break/>широкому витлумаченні) та теорії дериваційних відношень.</text:p>
      <text:p text:style-name="P9">Оказіональна деривація ілюструє те, що стабільність мовної системи є 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2" text:note-class="footnote"><text:note-citation>2</text:note-citation><text:note-body><text:p text:style-name="P3">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3" text:note-class="footnote"><text:note-citation>3</text:note-citation><text:note-body><text:p text:style-name="P5">Колоїз Ж. В. Українська оказіональна деривація: Монографія. — Київ: Акцент, 2007. — С. 8-9</text:p></text:note-body></text:note></text:p>
      <text:p text:style-name="P9"/>
      <text:p text:style-name="P24">Поезія Василя Стуса сповнена великою кількістю оказіоналізмів. Словник авторських новотворів письменника, поданий у <text:span text:style-name="T17">розділі ІІ</text:span>, містить <text:span text:style-name="T17">209</text:span> словникових статтей.</text:p>
      <text:p text:style-name="P9">На основі <text:s/>даних про частиномовну належність та спосіб словотворення ми створили такі діаграми:</text:p>
      <text:p text:style-name="P11"><draw:frame draw:style-name="fr1" draw:name="Объект2" text:anchor-type="paragraph" svg:width="15.998cm" svg:height="8.999cm" draw:z-index="1"><draw:object xlink:href="./Object 2" xlink:type="simple" xlink:show="embed" xlink:actuate="onLoad"/><draw:image xlink:href="./ObjectReplacements/Object 2" xlink:type="simple" xlink:show="embed" xlink:actuate="onLoad"/><svg:desc>диаграмма</svg:desc></draw:frame></text:p>
      <text:p text:style-name="P9"><draw:frame draw:style-name="fr1" draw:name="Объект1" text:anchor-type="paragraph" svg:width="15.998cm" svg:height="8.999cm" draw:z-index="0"><draw:object xlink:href="./Object 1" xlink:type="simple" xlink:show="embed" xlink:actuate="onLoad"/><draw:image xlink:href="./ObjectReplacements/Object 1" xlink:type="simple" xlink:show="embed" xlink:actuate="onLoad"/></draw:frame><text:soft-page-break/>У словнику, який ми уклали, найбільш уживаними частинами мови є:</text:p>
      <text:list xml:id="list34132935" text:style-name="L1">
        <text:list-item>
          <text:p text:style-name="P18"><text:span text:style-name="T5">Іменник (138): </text:span><text:span text:style-name="T6">біль-жадá</text:span><text:span text:style-name="T4">, </text:span><text:span text:style-name="T6">чорновóддя</text:span><text:span text:style-name="T4">.</text:span></text:p>
        </text:list-item>
        <text:list-item>
          <text:p text:style-name="P18"><text:span text:style-name="T5">Прикметник (46): </text:span><text:span text:style-name="T6">всебíдий</text:span><text:span text:style-name="T4">, </text:span><text:span text:style-name="T6">ясноджерéльний</text:span><text:span text:style-name="T4">.</text:span></text:p>
        </text:list-item>
        <text:list-item>
          <text:p text:style-name="P18"><text:span text:style-name="T5">Прислівник (14): </text:span><text:span text:style-name="T6">всевіки</text:span><text:span text:style-name="T4">, </text:span><text:span text:style-name="T6">уводноряд</text:span><text:span text:style-name="T4">.</text:span></text:p>
        </text:list-item>
        <text:list-item>
          <text:p text:style-name="P19"><text:span text:style-name="T4">Дієслово</text:span><text:span text:style-name="T14"> (9)</text:span><text:span text:style-name="T15">: </text:span><text:span text:style-name="T6">басамáнити</text:span><text:span text:style-name="T4">, </text:span><text:span text:style-name="T6">тонкоголóсити</text:span><text:span text:style-name="T4">.</text:span></text:p>
        </text:list-item>
        <text:list-item>
          <text:p text:style-name="P18"><text:span text:style-name="T5">Дієприкметник (4): </text:span><text:span text:style-name="T6">вичамрілий</text:span><text:span text:style-name="T4">, </text:span><text:span text:style-name="T6">розбрáтаний</text:span><text:span text:style-name="T4">.</text:span></text:p>
        </text:list-item>
        <text:list-item>
          <text:p text:style-name="P18"><text:span text:style-name="T5">Дієприслівник (1): </text:span><text:span text:style-name="T6">всенедочекáвшися</text:span><text:span text:style-name="T4">.</text:span></text:p>
        </text:list-item>
      </text:list>
      <text:p text:style-name="P9"/>
      <text:p text:style-name="P9">Автор найчастіше використовує такі способи словотворення:</text:p>
      <text:list xml:id="list34114603" text:style-name="L2">
        <text:list-item>
          <text:p text:style-name="P20">Основоскладання <text:span text:style-name="T3">(70): </text:span><text:span text:style-name="T19">всеглядно</text:span>, <text:span text:style-name="T19">цілосвíт</text:span>.</text:p>
        </text:list-item>
        <text:list-item>
          <text:p text:style-name="P20">Зрощення <text:span text:style-name="T3">(59): </text:span><text:span text:style-name="T19">всебезóдня</text:span>, <text:span text:style-name="T19">усестрімкий</text:span>.</text:p>
        </text:list-item>
        <text:list-item>
          <text:p text:style-name="P20">Префіксальний <text:span text:style-name="T3">(16): </text:span><text:span text:style-name="T19">нáкрик</text:span>, <text:span text:style-name="T19">притінь</text:span>.</text:p>
        </text:list-item>
        <text:list-item>
          <text:p text:style-name="P20">Суфіксальний <text:span text:style-name="T3">(13): </text:span><text:span text:style-name="T19">всенищíвність</text:span><text:span text:style-name="T21">.</text:span></text:p>
        </text:list-item>
        <text:list-item>
          <text:p text:style-name="P20">Словоскладання <text:span text:style-name="T3">(11): </text:span><text:span text:style-name="T19">біль-самотá</text:span>, <text:span text:style-name="T19">сто-морóзи</text:span>.</text:p>
        </text:list-item>
        <text:list-item>
          <text:p text:style-name="P20">Суфіксально-префіксальний <text:span text:style-name="T3">(4): </text:span><text:span text:style-name="T19">овóгнений</text:span>, <text:span text:style-name="T19">розпелюстити</text:span>.</text:p>
        </text:list-item>
      </text:list>
      <text:p text:style-name="P12"/>
      <text:p text:style-name="P10">Поезія В. Стуса багата на неологізми, утворені поєднанням двох основ слів, часто здавалося б протилежних за значенням, які незвично звучать разом, але <text:soft-page-break/>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підсилюють гостроту думки, наприклад:</text:p>
      <text:p text:style-name="P12"><text:span text:style-name="T6">смертеіснувáння</text:span><text:span text:style-name="T4"> (похідне від смерть і існувáння);</text:span></text:p>
      <text:p text:style-name="P12"><text:span text:style-name="T6">життєсмéрть</text:span><text:span text:style-name="T4"> (похідне від життя і смерть);</text:span></text:p>
      <text:p text:style-name="P12"><text:span text:style-name="T6">всеóчі</text:span><text:span text:style-name="T4"> (похідне від все і óчі);</text:span></text:p>
      <text:p text:style-name="P12"><text:span text:style-name="T6">наднéбо</text:span><text:span text:style-name="T4"> (похідне від над і нéбо);</text:span></text:p>
      <text:p text:style-name="P12"><text:span text:style-name="T6">пажиття</text:span><text:span text:style-name="T4"> (похідне від па... (“подібний”) і життя);</text:span></text:p>
      <text:p text:style-name="P12"><text:span text:style-name="T6">півдуші</text:span><text:span text:style-name="T4"> (похідне від пів і душі);</text:span></text:p>
      <text:p text:style-name="P12"><text:span text:style-name="T6">самоуникáння</text:span><text:span text:style-name="T4"> (похідне від сáмо... і уникáння);</text:span></text:p>
      <text:p text:style-name="P12"><text:span text:style-name="T6">стосиній</text:span><text:span text:style-name="T4"> (похідне від сто і синій);</text:span></text:p>
      <text:p text:style-name="P12"><text:span text:style-name="T19">усенестéрпний</text:span> (похідне від усé і нестéрпний).</text:p>
      <text:p text:style-name="P17"><text:span text:style-name="T7">У творенні поетичних неологізмів активну роль беруть афікси, префіксоїди, продуктивними є композити.</text:span><text:span text:style-name="T12"><text:note text:id="ftn4" text:note-class="footnote"><text:note-citation>4</text:note-citation><text:note-body><text:p text:style-name="P2"><text:span text:style-name="T16">«</text:span><text:a xlink:type="simple" xlink:href="http://stus.kiev.ua/Slovnyk.files/Peredmova.zip"><text:span text:style-name="T16">Словник поетичної мови Василя Стуса» (Рідковживані слова та </text:span></text:a><text:a xlink:type="simple" xlink:href="http://stus.kiev.ua/Slovnyk.files/Peredmova.zip"><text:span text:style-name="T16">індивідуально-авторські </text:span></text:a><text:a xlink:type="simple" xlink:href="http://stus.kiev.ua/Slovnyk.files/Peredmova.zip"><text:span text:style-name="T16">новотвори). Укладач Л.В.Оліфіренко. Київ, Абрис, 2003 рік.</text:span></text:a></text:p></text:note-body></text:note></text:span></text:p>
      <text:p text:style-name="P17"><text:span text:style-name="T12"/></text:p>
      <text:p text:style-name="P24"><text:span text:style-name="T11">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11"><text:note text:id="ftn0" text:note-class="footnote"><text:note-citation>5</text:note-citation><text:note-body><text:p text:style-name="Footnote">ВТСУМ Бусела</text:p></text:note-body></text:note></text:span></text:p>
      <text:p text:style-name="P24"><text:span text:style-name="T10"/></text:p>
      <text:p text:style-name="P24"><text:span text:style-name="T10">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10"><text:note text:id="ftn13" text:note-class="footnote"><text:note-citation>6</text:note-citation><text:note-body><text:p text:style-name="P2"><text:span text:style-name="T23">Шум А. Поезія Василя Стуса // „Зимові дерева”, Брюссель, Література і мистецтво, 1970, </text:span><text:span text:style-name="T27">С. 1</text:span></text:p></text:note-body></text:note></text:span></text:p>
      <text:p text:style-name="P24"><text:span text:style-name="T10"/></text:p>
      <text:p text:style-name="P38">Чільне місце у творчості Стуса посідають роздуми про цілісність духу. <text:soft-page-break/>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2; 18]. Цим зумовлений і підбір синтаксичних засобів для 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9">І світ – </text:span><text:span text:style-name="T20">далекий</text:span><text:span text:style-name="T19"> – посиротіє од холоду розлуки, і од стужі, і од навічних сліпосяйних</text:span> <text:span text:style-name="T19">щасть</text:span> [5; 258]). Ще більшої стилістичної ваги набуває ширше за обсягом відокремлене означення (<text:span text:style-name="T19">І даленіє дальня Україна – </text:span><text:span text:style-name="T20">ошукана, оспала, навісна</text:span> [5; 205]).<text:note text:id="ftn9" text:note-class="footnote"><text:note-citation>7</text:note-citation><text:note-body><text:p text:style-name="P6">Синтаксичний аспект Стусового „самособоюнаповнення” (стилістичні функції простого неелементарного речення у творчості письменник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3</text:p></text:note-body></text:note></text:p>
      <text:p text:style-name="P38"/>
      <text:p text:style-name="P39">У поезії Стуса як стилістичний прийом поширене звертання до неживого суб’єкта: <text:span text:style-name="T18">Пам’яте, верни із чебрецю, із липня жаротою</text:span> [5; 201]. При цьому виникає явище персоніфікації, і контекст набуває емоційного забарвлення: <text:span text:style-name="T18">Ізвомплена душе, ярій!</text:span> [5; 248].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 </text:p>
      <text:p text:style-name="P39">Іноді звертань у реченні буває декілька і вони можуть розташовуватись у градаційному порядку, посилюючи таким чином експресивність тексту: <text:span text:style-name="T18">Прощайте ви, чотири мури, три двері, грачене вікно і ти, мовчазний і понурий мій столе, й ти, вільготне дно ночей тюремних </text:span>[5; 250].</text:p>
      <text:p text:style-name="P39">Оцінний ефект має перелік антонімічних звертань: <text:span text:style-name="T18">Прощай, Україно, моя Україно, чужа Україно, навіки прощай</text:span> [5; 251].<text:span text:style-name="T9"><text:note text:id="ftn11" text:note-class="footnote"><text:note-citation>8</text:note-citation><text:note-body><text:p text:style-name="P6">Синтаксичний аспект Стусового „самособоюнаповнення” (стилістичні функції простого неелементарного речення у творчості письменник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4</text:p></text:note-body></text:note></text:span></text:p>
      <text:p text:style-name="P39"><text:soft-page-break/></text:p>
      <text:p text:style-name="P29"><text:span text:style-name="T31">Якщо в «Зимових деревах» і «Веселому цвинтарі» поет намагається своє життя спрямувати у правильне річище сам, то </text:span><text:span text:style-name="T33">в</text:span><text:span text:style-name="T31">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31"><text:note text:id="ftn30" text:note-class="footnote"><text:note-citation>9</text:note-citation><text:note-body><text:p text:style-name="Footnote"><text:s/><text:span text:style-name="T22">Олег Рарицький,</text:span></text:p><text:p text:style-name="P32">випускник аспірантури Кам'янець-Подільського держуніверситету</text:p><text:p text:style-name="P33"/><text:p text:style-name="P48">«ПАЛІМПСЕСТИ» ВАСИЛЯ СТУСА: ДУХОВНА ДОМІНАНТА // „Слово і час”, № 12, 1999. <text:span text:style-name="T39">— </text:span><text:span text:style-name="T40">C. </text:span><text:span text:style-name="T41">3</text:span></text:p></text:note-body></text:note></text:span></text:p>
      <text:p text:style-name="P39"/>
      <text:p text:style-name="P38"><text:span text:style-name="T10">Для поета Бог стає вищим моральним орієнтиром, він прагне знайти йому постійний прихисток у своєму серці: </text:span><text:span text:style-name="T18">Дякую, Боже, за мить торжества!</text:span><text:span text:style-name="T10"> [5; 266]. У житті Стус іде поруч із Богом. За найважчих обставин Бог стає для поета „опорятунком”: </text:span><text:span text:style-name="T18">Боже, не літості – лютості, Боже, не ласки, а мсти, Дай розірвати нам пута ці, Ретязі ці рознести </text:span><text:span text:style-name="T10">[5; 231]. 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 </text:span><text:span text:style-name="T18">На всерозхресті люті і жаху, На всепрозрінні смертного крику Дай мені, Боже, чесного шляху, Дай мені, Боже, гордого лику!</text:span><text:span text:style-name="T10"> [5; 320].</text:span><text:span text:style-name="T10"><text:note text:id="ftn10" text:note-class="footnote"><text:note-citation>10</text:note-citation><text:note-body><text:p text:style-name="P6">Синтаксичний аспект Стусового „самособоюнаповнення” (стилістичні функції простого неелементарного речення у творчості письменник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4</text:p></text:note-body></text:note></text:span></text:p>
      <text:p text:style-name="P28"/>
      <text:p text:style-name="P25">Дослідження індивідуально-авторського стилю постає актуальним з огляду <text:soft-page-break/>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P25">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P28">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21" text:note-class="footnote"><text:note-citation>11</text:note-citation><text:note-body><text:p text:style-name="P2"><text:span text:style-name="T26">Дубовик Л. Складнопідрядні речення причини як ознака стильової манери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8">— С. 1</text:span></text:p></text:note-body></text:note></text:p>
      <text:p text:style-name="P28"/>
      <text:p text:style-name="P28">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text:soft-page-break/>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23" text:note-class="footnote"><text:note-citation>12</text:note-citation><text:note-body><text:p text:style-name="P2"><text:span text:style-name="T26">Дубовик Л. Складнопідрядні речення причини як ознака стильової манери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8">— С. 6-7</text:span></text:p></text:note-body></text:note></text:p>
      <text:p text:style-name="P28"/>
      <text:p text:style-name="P26">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13"><text:note text:id="ftn5" text:note-class="footnote"><text:note-citation>13</text:note-citation><text:note-body><text:p text:style-name="P2"><text:span text:style-name="T23">Шум А. Поезія Василя Стуса // „Зимові дерева”, Брюссель, Література і мистецтво, 1970, </text:span><text:span text:style-name="T27">С. 4</text:span></text:p></text:note-body></text:note></text:span></text:p>
      <text:p text:style-name="P26"/>
      <text:p text:style-name="P28">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асиля Стуса. Вони розкривають багатство йог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note text:id="ftn20" text:note-class="footnote"><text:note-citation>14</text:note-citation><text:note-body><text:p text:style-name="P4"><text:span text:style-name="T4">Лопушинський І., Ковнір О. </text:span><text:span text:style-name="T5">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5">— С. 5</text:span></text:p></text:note-body></text:note></text:p>
      <text:p text:style-name="P26"/>
      <text:p text:style-name="P28">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note text:id="ftn16" text:note-class="footnote"><text:note-citation>15</text:note-citation><text:note-body><text:p text:style-name="P2"><text:span text:style-name="T23">Шум А. Поезія Василя Стуса // „Зимові дерева”, Брюссель, Література і мистецтво, 1970, </text:span><text:span text:style-name="T27">С. 5</text:span></text:p></text:note-body></text:note></text:p>
      <text:p text:style-name="P26"><text:soft-page-break/></text:p>
      <text:p text:style-name="P28">Порівняння в Стуса трапляються і дуже прості, і дуже складні. До простих належать такі як «...ранок білий, як божевілля», що, очевидно, знов є пов'язане з малюнком кольорами, цим разом білим, і з інструментацією вірша звуком «б», або попередньо згадані «спомини, немов півні червоні...», чи «рік мов чорний бір», чи «ти сам, мов дерево, котрому верхів'я зрізане...», або «поріг, низький, як гріх», чи теж «малий метелик, наче біль..., або теж легкого, наче пісня, солов'я», чи «море — наче медвідь в барлозі» і багато інших. Бувають в Стуса порівняння, які творять цілу стилістичну «піраміду», так вони нагромаджені одні на других.<text:note text:id="ftn15" text:note-class="footnote"><text:note-citation>16</text:note-citation><text:note-body><text:p text:style-name="P2"><text:span text:style-name="T23">Шум А. Поезія Василя Стуса // „Зимові дерева”, Брюссель, Література і мистецтво, 1970, </text:span><text:span text:style-name="T27">С. 4</text:span></text:p></text:note-body></text:note></text:p>
      <text:p text:style-name="P28"/>
      <text:p text:style-name="P25">Одним із найпотужніших образотворчих засобів у художніх текстах поета дослідники вважають метафору.</text:p>
      <text:p text:style-name="P27"><text:span text:style-name="T4">Метафора (грецьк. </text:span><text:span text:style-name="T1">metaphora</text:span><text:span text:style-name="T4"> - перенесення) - один із основних тропів поетичного мовлення. У метафорі слова та словосполучення розкривають сутність одних явищ та предметів через інші за схожістю та контрастністю (2,456).</text:span></text:p>
      <text:p text:style-name="P28">Первинна функція метафори в художньому тексті - тропеїчна, образотворча, спрямована на формування художньої якості.</text:p>
      <text:p text:style-name="P25">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 (1,217).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text:soft-page-break/>образи зі сполучень слів, незалежно від того, образні вони чи ні" (6,104).</text:p>
      <text:p text:style-name="P28">Поетичні твори Василя Стуса надзвичайно насичені метафорами, причому певна їх частина є закритою.<text:span text:style-name="T1">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19" text:note-class="footnote"><text:note-citation>17</text:note-citation><text:note-body><text:p text:style-name="P4"><text:span text:style-name="T4">Лопушинський І., Ковнір О. </text:span><text:span text:style-name="T5">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5">— С. 1</text:span></text:p></text:note-body></text:note></text:p>
      <text:p text:style-name="P28"/>
      <text:p text:style-name="P28"><text:span text:style-name="T31">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завдання.</text:span><text:span text:style-name="T31"><text:note text:id="ftn24" text:note-class="footnote"><text:note-citation>18</text:note-citation><text:note-body><text:p text:style-name="Footnote"><text:s/><text:span text:style-name="T25">Людмила Марчук</text:span></text:p><text:p text:style-name="P13">(Кам'янець-Подільський)</text:p><text:p text:style-name="P47">СТИЛІСТИЧНІ СИНОНІМИ ЯК ВИРАЗНИКИ ЕКСПРЕСІЇ В ЕПІСТОЛЯРІЇ ВАСИЛЯ СТУСА // <text:span text:style-name="T30">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9">— С. </text:span><text:span text:style-name="T40">1</text:span></text:p></text:note-body></text:note></text:span></text:p>
      <text:p text:style-name="P23"/>
      <text:p text:style-name="P25">До стилістичних синонімів входить велика кількість слів та фразеологізмів. <text:span text:style-name="T37">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Отже, синонімічний ряд можна розглядати як певну мікросистему в синонімічній системі мови (5).</text:span><text:span text:style-name="T37"><text:note text:id="ftn25" text:note-class="footnote"><text:note-citation>19</text:note-citation><text:note-body><text:p text:style-name="Footnote"><text:s/><text:span text:style-name="T25">Людмила Марчук</text:span></text:p><text:p text:style-name="P13">(Кам'янець-Подільський)</text:p><text:p text:style-name="P47">СТИЛІСТИЧНІ СИНОНІМИ ЯК ВИРАЗНИКИ ЕКСПРЕСІЇ В ЕПІСТОЛЯРІЇ ВАСИЛЯ СТУСА // <text:span text:style-name="T30">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9">— С. </text:span><text:span text:style-name="T40">2</text:span></text:p></text:note-body></text:note></text:span></text:p>
      <text:p text:style-name="P23"><text:soft-page-break/></text:p>
      <text:p text:style-name="P25">Вивчення синонімів, їх сутності, особливостей - це все те, що допомагає нам зрозуміти використання синонімів, а також їх стилістичну роль.</text:p>
      <text:p text:style-name="P28"><text:span text:style-name="T31">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31"><text:note text:id="ftn26" text:note-class="footnote"><text:note-citation>20</text:note-citation><text:note-body><text:p text:style-name="Footnote"><text:s/><text:span text:style-name="T25">Людмила Марчук</text:span></text:p><text:p text:style-name="P13">(Кам'янець-Подільський)</text:p><text:p text:style-name="P47">СТИЛІСТИЧНІ СИНОНІМИ ЯК ВИРАЗНИКИ ЕКСПРЕСІЇ В ЕПІСТОЛЯРІЇ ВАСИЛЯ СТУСА // <text:span text:style-name="T30">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9">— С. </text:span><text:span text:style-name="T40">3</text:span></text:p></text:note-body></text:note></text:span></text:p>
      <text:p text:style-name="P28"><text:span text:style-name="T31"/></text:p>
      <text:p text:style-name="P50">У поетичному дискурсі Василя Стуса широко вживається антитеза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 [<text:span text:style-name="T1">3</text:span>; 48], яка підсилює мовну експресію ліричних творів митця, відбиває особливості його двоїстого світовідчуття.</text:p>
      <text:p text:style-name="P36">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 [<text:span text:style-name="T1">2</text:span>; 18], пор.: <text:span text:style-name="T19">Прощай, Україно, моя Україно,</text:span><text:span text:style-name="T2"> </text:span><text:span text:style-name="T19">/ чужа Україно, щаслива бувай </text:span>(П-1; 223). У цій антитезі, що виражає образно-парадоксальну ідею, наявна пара антитетичних епітетів: <text:span text:style-name="T19">моя і чужа</text:span>. Такий притаманний для антитези поділ на звичне / незвичне репрезентується й в інших антитетичних лексемних парах: <text:span text:style-name="T19">злет-падіння, стовбур-крона, там-тут, життя-смерть, близько-далеко, зима-літо, лютість-кохання, живий-мрець</text:span> та ін., пор.: <text:span text:style-name="T19">Одна гора — зима, а друга — літо,/ а я стою, мов осінь,— посеред</text:span> (П-1; 132).<text:note text:id="ftn6" text:note-class="footnote"><text:note-citation>21</text:note-citation><text:note-body><text:p text:style-name="P2">Антитетичність у поетиці Василя Стуса як відображення світогляду митця <text:span text:style-name="T4">//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span></text:p></text:note-body></text:note></text:p>
      <text:p text:style-name="P36"><text:soft-page-break/></text:p>
      <text:p text:style-name="P37">Стислість і висока емоційність антитези надають багатьом висловам В. Стуса виразності, афористичності: <text:span text:style-name="T19">Життя — повище зір, життя — понижче пекла... </text:span><text:span text:style-name="T28">(П-2; 57); </text:span><text:span text:style-name="T19">Який високий злет! Яке падіння</text:span>!..(ЧТ; 63); <text:span text:style-name="T19">Живі — у домовині. Мертві — ні, / хоча тюремним муром всіх притисло</text:span> (ЗД; 81) тощо.</text:p>
      <text:p text:style-name="P37">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P41">1) використовуються прийомом вставленого речення для витворення ємнішого висловлення: <text:span text:style-name="T19">Регочи на кутні – буде </text:span><text:span text:style-name="T20">легше </text:span><text:span text:style-name="T19">/ (а як буде </text:span><text:span text:style-name="T20">важче</text:span><text:span text:style-name="T19"> – теж не гріх)</text:span> (ЗД; 62);</text:p>
      <text:list xml:id="list34107439" text:style-name="WW8Num2">
        <text:list-item>
          <text:p text:style-name="P42">перехресно повторюються: <text:span text:style-name="T19">Що </text:span><text:span text:style-name="T20">чуже</text:span><text:span text:style-name="T19"> – то </text:span><text:span text:style-name="T20">наше</text:span><text:span text:style-name="T19">. / А що </text:span><text:span text:style-name="T20">наше</text:span><text:span text:style-name="T19"> – нам же й </text:span><text:span text:style-name="T20">чуже</text:span> (ЗД; 83);</text:p>
        </text:list-item>
        <text:list-item>
          <text:p text:style-name="P42">посилюються атрибутами, що, в свою чергу, є антонімічними: …<text:span text:style-name="T19">по кураях, по </text:span><text:span text:style-name="T20">рідних</text:span><text:span text:style-name="T19"> селах, по містах, / </text:span><text:span text:style-name="T20">чужих</text:span><text:span text:style-name="T19"> містах – ти так і кляк і однокрило ріс угору</text:span> (ЗД; 110);</text:p>
        </text:list-item>
        <text:list-item>
          <text:p text:style-name="P42">парцелюються: <text:span text:style-name="T19">Як став – то вплав, / як брід – то вслід, / як мур – то хоч нурця…</text:span> (П-1; 30);</text:p>
        </text:list-item>
        <text:list-item>
          <text:p text:style-name="P42">підтримуються повтором: <text:span text:style-name="T19">Жертовна молитва, жертовна клятьба, / жертовна любов і прокльони – / довіку не буде із мене раба, / душа поневажить полони</text:span> (П-2; 74).</text:p>
        </text:list-item>
      </text:list>
      <text:p text:style-name="P36">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text:soft-page-break/>розкривають оригінальне світобачення художника слова: <text:span text:style-name="T19">Я — сам. А ти — лиш тінь. / Я є добро, а ти — труха і тлінь, / а спільне в нас — що в’язні ми обоє / дверей обабоки</text:span> (ЧТ; 27); <text:span text:style-name="T19">Ти – не птаха невеличка. Ти – заманливий порив!</text:span> (Кр; 203).<text:note text:id="ftn7" text:note-class="footnote"><text:note-citation>22</text:note-citation><text:note-body><text:p text:style-name="P2">Антитетичність у поетиці Василя Стуса як відображення світогляду митця <text:span text:style-name="T4">//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text:span></text:p></text:note-body></text:note></text:p>
      <text:p text:style-name="P36"/>
      <text:p text:style-name="P37">Поняття антитетичності дуже тісно пов’язане з контрастуванням.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9">Тільки сіль, і вода, і житняк,</text:span><text:span text:style-name="T2"> </text:span><text:span text:style-name="T19">/ і світанок, і ніч, і стозора</text:span><text:span text:style-name="T2"> </text:span><text:span text:style-name="T19">/ небезпека, і сонна і хора</text:span><text:span text:style-name="T2"> </text:span><text:span text:style-name="T19">/ ця душа – вирушає успак!</text:span> (П-1; 105); <text:span text:style-name="T18">З калини сопілка і гілка бузку, / і перша гагілка, і перше ку-ку </text:span>(П-2;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9">і світанок, і ніч</text:span>), римою (<text:span text:style-name="T19">сопілка – гілка – гагілка, гілка бузку – ку-ку</text:span>).</text:p>
      <text:p text:style-name="P40">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8" text:note-class="footnote"><text:note-citation>23</text:note-citation><text:note-body><text:p text:style-name="P2">Антитетичність у поетиці Василя Стуса як відображення світогляду митця <text:span text:style-name="T4">//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3</text:span></text:p></text:note-body></text:note></text:p>
      <text:p text:style-name="P40"/>
      <text:p text:style-name="P30"><text:soft-page-break/><text:span text:style-name="T31">У вірші «Вільготно гойдається зламана віть...»</text:span><text:span text:style-name="T31"><text:note text:id="ftn12" text:note-class="footnote"><text:note-citation>24</text:note-citation><text:note-body><text:p text:style-name="Footnote">Палімпсести. Зламана віть...</text:p></text:note-body></text:note></text:span><text:span text:style-name="T31">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31"><text:note text:id="ftn18" text:note-class="footnote"><text:note-citation>25</text:note-citation><text:note-body><text:p text:style-name="P43"><text:span text:style-name="T4">Плющ Л. Вільготно гойдається зламана віть... // „Слово і час”, № 11, 1991. </text:span><text:span text:style-name="T36">— С. 6</text:span></text:p></text:note-body></text:note></text:span></text:p>
      <text:p text:style-name="P28"><text:span text:style-name="T31"/></text:p>
      <text:p text:style-name="P23">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P25">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P28"><text:span text:style-name="T31">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собі значення додаткової інформації про суб'єкт/об'єкт:</text:span><text:span text:style-name="T32"><text:note text:id="ftn27" text:note-class="footnote"><text:note-citation>26</text:note-citation><text:note-body><text:p text:style-name="Footnote"><text:s/><text:span text:style-name="T25">Людмила Пономарьова</text:span></text:p><text:p text:style-name="P13">(Маріуполь)</text:p><text:p text:style-name="P15"><text:span text:style-name="T17">СТИЛЕТВОРЧИЙ ПОТЕНЦІАЛ СКЛАДНОПІДРЯДНИХ</text:span> <text:span text:style-name="T17">ПРИСЛІВНИХ ПРИСУБСТАНТИВНО-АТРИБУТИВНИХ РЕЧЕНЬ</text:span> <text:span text:style-name="T17">В ІДІОСТИЛІ ВАСИЛЯ СТУСА // </text:span><text:span text:style-name="T30">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9">— С. </text:span><text:span text:style-name="T40">2</text:span></text:p></text:note-body></text:note></text:span></text:p>
      <text:p text:style-name="P28"><text:soft-page-break/></text:p>
      <text:p text:style-name="P25">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p>
      <text:p text:style-name="P35">Бринить космічна музика струмка,</text:p>
      <text:p text:style-name="P35">Неначе ним усесвіт обізвався</text:p>
      <text:p text:style-name="P35">до себе. Сядь напоруч і змалій</text:p>
      <text:p text:style-name="P35">до крем'яха. І най тебе омиє</text:p>
      <text:p text:style-name="P35">вода прозора...</text:p>
      <text:p text:style-name="P34"><text:span text:style-name="T31">(Із зб. «Палімпсести») </text:span><text:span text:style-name="T31"><text:note text:id="ftn31" text:note-class="footnote"><text:note-citation>27</text:note-citation><text:note-body><text:p text:style-name="Footnote"><text:s/><text:span text:style-name="T24">Сергій Могила</text:span></text:p><text:p text:style-name="P14">(Донецьк)</text:p><text:p text:style-name="P16">ВИЯВИ ІНВЕРСІЇ В ПОЕТИЧНИХ ТВОРАХ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span text:style-name="T29">. </text:span><text:span text:style-name="T39">— </text:span><text:span text:style-name="T40">C. 1</text:span></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0cm" fo:margin-right="0cm" fo:margin-top="0cm" fo:margin-bottom="0cm" fo:line-height="150%" fo:text-align="justify" style:justify-single-word="false" fo:text-indent="1.251cm" style:auto-text-indent="false"/>
      <style:text-properties style:font-size-complex="10pt"/>
    </style:style>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cm" fo:margin-bottom="0cm" fo:line-height="150%" fo:text-align="justify" style:justify-single-word="false" fo:text-indent="1.235cm" style:auto-text-indent="false"/>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1-01T03:24:23.89</meta:creation-date>
    <dc:date>2003-01-08T16:19:03.75</dc:date>
    <meta:editing-duration>PT11H22M58S</meta:editing-duration>
    <meta:editing-cycles>95</meta:editing-cycles>
    <meta:generator>LibreOffice/3.5$Windows_x86 LibreOffice_project/dc9775d-05ecbee-0851ad3-1586698-727bf66</meta:generator>
    <meta:document-statistic meta:table-count="0" meta:image-count="0" meta:object-count="2" meta:page-count="15" meta:paragraph-count="123" meta:word-count="3366" meta:character-count="23842" meta:non-whitespace-character-count="21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433cm" svg:y="4.187cm" style:legend-expansion="high" chart:style-name="ch2"/>
        <chart:plot-area chart:style-name="ch3" chart:data-source-has-labels="both" svg:x="0.769cm" svg:y="0.851cm" svg:width="10.026cm" svg:height="7.549cm">
          <chartooo:coordinate-region svg:x="5.465cm" svg:y="1.525cm" svg:width="5.143cm" svg:height="6.2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dc9775d-05ecbee-0851ad3-1586698-727bf6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0.48cm" svg:y="4.187cm" style:legend-expansion="high" chart:style-name="ch2"/>
        <chart:plot-area chart:style-name="ch3" chart:data-source-has-labels="both" svg:x="0.769cm" svg:y="0.851cm" svg:width="9.073cm" svg:height="7.549cm">
          <chartooo:coordinate-region svg:x="3.322cm" svg:y="0.851cm" svg:width="6.24cm" svg:height="6.876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Кількість словникових статтей</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dc9775d-05ecbee-0851ad3-1586698-727bf6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